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margin-top="0mm" fo:margin-bottom="4.99mm" loext:contextual-spacing="false" fo:background-color="#ffffff"/>
      <style:text-properties fo:color="#000000" style:font-name="DejaVu Sans Mono" fo:font-size="9pt"/>
    </style:style>
    <style:style style:name="T1" style:family="text">
      <style:text-properties style:font-name="DejaVu Sans Mono" fo:font-size="9pt"/>
    </style:style>
    <style:style style:name="T2" style:family="text">
      <style:text-properties style:font-name="DejaVu Sans Mono" fo:font-size="9pt" fo:font-style="italic"/>
    </style:style>
    <style:style style:name="T3" style:family="text">
      <style:text-properties fo:color="#808080"/>
    </style:style>
    <style:style style:name="T4" style:family="text">
      <style:text-properties fo:color="#808080" style:font-name="DejaVu Sans Mono" fo:font-size="9pt" fo:font-style="italic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fo:color="#660e7a" style:font-name="DejaVu Sans Mono" fo:font-size="9pt" fo:font-weight="bold"/>
    </style:style>
    <style:style style:name="T7" style:family="text">
      <style:text-properties fo:color="#0000ff"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<text:span text:style-name="T2">ITERATOR</text:span></text:p>
      <text:p text:style-name="P1"><text:s text:c="4"/><text:span text:style-name="T2">Naudojamas tada, kai reikia pereiti per koki nors masyva, lista ar panasiai - tai, kas turi daug elementu.</text:span></text:p>
      <text:p text:style-name="P1"><text:s/></text:p>
      <text:p text:style-name="P1"><text:s text:c="4"/><text:span text:style-name="T2">//INTERFEISAS</text:span></text:p>
      <text:p text:style-name="P2"><text:span text:style-name="T3"><text:s text:c="4"/></text:span><text:span text:style-name="T5">public interface </text:span><text:span text:style-name="T1">IntIterator {</text:span></text:p>
      <text:p text:style-name="P2"><text:s text:c="8"/><text:span text:style-name="T5">boolean </text:span><text:span text:style-name="T1">hasNext(); </text:span><text:span text:style-name="T4">//ziuri ar pozicija nera daugiau uz masyvo ilgi</text:span></text:p>
      <text:p text:style-name="P2"><text:span text:style-name="T3"><text:s text:c="8"/></text:span><text:span text:style-name="T5">int </text:span><text:span text:style-name="T1">next(); </text:span><text:span text:style-name="T4">//grazina elemento, kur dabar yra pozicija, reiksme</text:span></text:p>
      <text:p text:style-name="P2"><text:span text:style-name="T3"><text:s text:c="4"/></text:span><text:span text:style-name="T1">}</text:span></text:p>
      <text:p text:style-name="P2"><text:s text:c="4"/><text:span text:style-name="T4">//ITERATORIAUS KLASE, kuri implementuoja interfeisa ir igyvendina metodus</text:span></text:p>
      <text:p text:style-name="P2"><text:span text:style-name="T3"><text:s text:c="4"/></text:span><text:span text:style-name="T5">public class </text:span><text:span text:style-name="T1">IntArrayIterator </text:span><text:span text:style-name="T5">implements </text:span><text:span text:style-name="T1">IntIterator {</text:span></text:p>
      <text:p text:style-name="P2"><text:s text:c="8"/><text:span text:style-name="T5">private int</text:span><text:span text:style-name="T1">[] </text:span><text:span text:style-name="T6">ints</text:span><text:span text:style-name="T1">; <text:s text:c="4"/></text:span><text:span text:style-name="T4">//masyvas int tipo</text:span></text:p>
      <text:p text:style-name="P2"><text:span text:style-name="T3"><text:s text:c="8"/></text:span><text:span text:style-name="T5">private int </text:span><text:span text:style-name="T6">position</text:span><text:span text:style-name="T1">; <text:s text:c="2"/></text:span><text:span text:style-name="T4">//pozicija, kuris elementas dabar isrinktas</text:span></text:p>
      <text:p text:style-name="P1"><text:s text:c="8"/><text:span text:style-name="T2">//konstruktorius, kurio parametras yra masyvas int tipo</text:span></text:p>
      <text:p text:style-name="P2"><text:span text:style-name="T3"><text:s text:c="8"/></text:span><text:span text:style-name="T5">public </text:span><text:span text:style-name="T1">IntArrayIterator(</text:span><text:span text:style-name="T5">int</text:span><text:span text:style-name="T1">[] ints) {</text:span></text:p>
      <text:p text:style-name="P2"><text:s text:c="12"/><text:span text:style-name="T5">this</text:span><text:span text:style-name="T1">.</text:span><text:span text:style-name="T6">ints </text:span><text:span text:style-name="T1">= ints;</text:span></text:p>
      <text:p text:style-name="P2"><text:s text:c="8"/><text:span text:style-name="T1">}</text:span></text:p>
      <text:p text:style-name="P2"><text:s text:c="8"/><text:span text:style-name="T4">//igyvendinamas metodas, kuris patikrina ar esama pozicija nera didesne uz masyvo ilgi</text:span></text:p>
      <text:p text:style-name="P2"><text:span text:style-name="T3"><text:s text:c="8"/></text:span><text:span text:style-name="T5">public boolean </text:span><text:span text:style-name="T1">hasNext() {</text:span></text:p>
      <text:p text:style-name="P2"><text:s text:c="12"/><text:span text:style-name="T5">return </text:span><text:span text:style-name="T6">ints</text:span><text:span text:style-name="T1">.</text:span><text:span text:style-name="T6">length </text:span><text:span text:style-name="T1">&gt; </text:span><text:span text:style-name="T6">position</text:span><text:span text:style-name="T1">;</text:span></text:p>
      <text:p text:style-name="P2"><text:s text:c="8"/><text:span text:style-name="T1">}</text:span></text:p>
      <text:p text:style-name="P2"><text:s text:c="8"/><text:span text:style-name="T4">//igyvendinamas metodas, kuris grazina reiksme elemento, kur dabar yra pozicija</text:span></text:p>
      <text:p text:style-name="P2"><text:span text:style-name="T3"><text:s text:c="8"/></text:span><text:span text:style-name="T5">public int </text:span><text:span text:style-name="T1">next() {</text:span></text:p>
      <text:p text:style-name="P2"><text:s text:c="12"/><text:span text:style-name="T5">int </text:span><text:span text:style-name="T1">result = </text:span><text:span text:style-name="T6">ints</text:span><text:span text:style-name="T1">[</text:span><text:span text:style-name="T6">position</text:span><text:span text:style-name="T1">];</text:span></text:p>
      <text:p text:style-name="P2"><text:s text:c="12"/><text:span text:style-name="T6">position</text:span><text:span text:style-name="T1">++;</text:span></text:p>
      <text:p text:style-name="P2"><text:s text:c="12"/><text:span text:style-name="T5">return </text:span><text:span text:style-name="T1">result;</text:span></text:p>
      <text:p text:style-name="P2"><text:s text:c="8"/><text:span text:style-name="T1">}</text:span></text:p>
      <text:p text:style-name="P2"><text:s text:c="4"/><text:span text:style-name="T1">}</text:span></text:p>
      <text:p text:style-name="P2"><text:s text:c="4"/><text:span text:style-name="T4">//Cia yra testas, kuris sudeda visu masyvo elemntu reiksmes</text:span></text:p>
      <text:p text:style-name="P2"><text:span text:style-name="T3"><text:s text:c="4"/></text:span><text:span text:style-name="T1">@Test</text:span></text:p>
      <text:p text:style-name="P2"><text:s text:c="4"/><text:span text:style-name="T5">public void </text:span><text:span text:style-name="T1">shouldIterateAllArrayElements() {</text:span></text:p>
      <text:p text:style-name="P2"><text:s text:c="8"/><text:span text:style-name="T1">IntIterator intArrayIterator = </text:span><text:span text:style-name="T5">new </text:span><text:span text:style-name="T1">IntArrayIterator(</text:span><text:span text:style-name="T5">new int</text:span><text:span text:style-name="T1">[] { </text:span><text:span text:style-name="T7">1</text:span><text:span text:style-name="T1">, </text:span><text:span text:style-name="T7">2</text:span><text:span text:style-name="T1">, </text:span><text:span text:style-name="T7">3 </text:span><text:span text:style-name="T1">});</text:span></text:p>
      <text:p text:style-name="P2"><text:s text:c="8"/><text:span text:style-name="T5">int </text:span><text:span text:style-name="T1">sum = </text:span><text:span text:style-name="T7">0</text:span><text:span text:style-name="T1">;</text:span></text:p>
      <text:p text:style-name="P2"><text:s text:c="8"/><text:span text:style-name="T5">while </text:span><text:span text:style-name="T1">(intArrayIterator.hasNext()) {</text:span></text:p>
      <text:p text:style-name="P2"><text:s text:c="12"/><text:span text:style-name="T1">sum += intArrayIterator.next();</text:span></text:p>
      <text:p text:style-name="P2"><text:s text:c="8"/><text:span text:style-name="T1">}</text:span></text:p>
      <text:p text:style-name="P2"><text:s text:c="8"/><text:span text:style-name="T1">assertEquals(</text:span><text:span text:style-name="T7">6</text:span><text:span text:style-name="T1">, sum);</text:span></text:p>
      <text:p text:style-name="P2"><text:s text:c="4"/><text:span text:style-name="T1">}</text:span></text:p>
      <text:p text:style-name="P2"><text:s text:c="4"/><text:span text:style-name="T4">//--------------------------------------------------------</text:span></text:p>
      <text:p text:style-name="P1"><text:s text:c="4"/><text:span text:style-name="T2">//O dar galima sukurti klase, kuri turi metoda, kurio parametras yra Iteratoriaus klase</text:span></text:p>
      <text:p text:style-name="P2"><text:span text:style-name="T3"><text:s text:c="4"/></text:span><text:span text:style-name="T5">public class </text:span><text:span text:style-name="T1">FiveFinder {</text:span></text:p>
      <text:p text:style-name="P2"><text:s text:c="8"/><text:span text:style-name="T5">public boolean </text:span><text:span text:style-name="T1">hasFive(IntIterator intIterator) {</text:span></text:p>
      <text:p text:style-name="P2"><text:s text:c="12"/><text:span text:style-name="T5">while </text:span><text:span text:style-name="T1">(intIterator.hasNext()) {</text:span></text:p>
      <text:p text:style-name="P2"><text:s text:c="16"/><text:span text:style-name="T5">int </text:span><text:span text:style-name="T1">number = intIterator.next();</text:span></text:p>
      <text:p text:style-name="P2"><text:s text:c="16"/><text:span text:style-name="T5">if </text:span><text:span text:style-name="T1">(number == </text:span><text:span text:style-name="T7">5</text:span><text:span text:style-name="T1">) {</text:span></text:p>
      <text:p text:style-name="P2"><text:s text:c="20"/><text:span text:style-name="T5">return true</text:span><text:span text:style-name="T1">;</text:span></text:p>
      <text:p text:style-name="P2"><text:s text:c="16"/><text:span text:style-name="T1">}</text:span></text:p>
      <text:p text:style-name="P2"><text:s text:c="12"/><text:span text:style-name="T1">}</text:span></text:p>
      <text:p text:style-name="P2"><text:s text:c="12"/><text:span text:style-name="T5">return false</text:span><text:span text:style-name="T1">;</text:span></text:p>
      <text:p text:style-name="P2"><text:s text:c="8"/><text:span text:style-name="T1">}</text:span></text:p>
      <text:p text:style-name="P2"><text:s text:c="4"/><text:span text:style-name="T1">}</text:span></text:p>
      <text:p text:style-name="P2"><text:s text:c="4"/><text:span text:style-name="T4">//sitas metodas paima atsiusta masyva ir paziuri ar kuri nors reiksme yra lygi 5. Ir jeigu taip, grazina true.</text:span></text:p>
      <text:p text:style-name="P1"><text:s text:c="4"/><text:span text:style-name="T2">//kitu atveju grazina false</text:span></text:p>
      <text:p text:style-name="P1"><text:s text:c="4"/><text:span text:style-name="T2">//Teste taip si klase panaufojama:</text:span></text:p>
      <text:p text:style-name="P2"><text:span text:style-name="T3"><text:s text:c="4"/></text:span><text:span text:style-name="T1">@Test</text:span></text:p>
      <text:p text:style-name="P2"><text:s text:c="4"/><text:span text:style-name="T5">public void </text:span><text:span text:style-name="T1">shouldFindFiveWhenOneExists() {</text:span></text:p>
      <text:p text:style-name="P2"><text:s text:c="8"/><text:span text:style-name="T1">IntArrayIterator intArrayIterator = </text:span><text:span text:style-name="T5">new </text:span><text:span text:style-name="T1">IntArrayIterator(</text:span><text:span text:style-name="T5">new int</text:span><text:span text:style-name="T1">[] { </text:span><text:span text:style-name="T7">2</text:span><text:span text:style-name="T1">, </text:span><text:span text:style-name="T7">4</text:span><text:span text:style-name="T1">, </text:span><text:span text:style-name="T7">5</text:span><text:span text:style-name="T1">, </text:span><text:span text:style-name="T7">6</text:span><text:span text:style-name="T1">, </text:span><text:span text:style-name="T7">7 </text:span><text:span text:style-name="T1">});</text:span></text:p>
      <text:p text:style-name="P2"><text:s text:c="8"/><text:span text:style-name="T1">FiveFinder fiveFinder = </text:span><text:span text:style-name="T5">new </text:span><text:span text:style-name="T1">FiveFinder();</text:span></text:p>
      <text:p text:style-name="P2"><text:s text:c="8"/><text:span text:style-name="T1">assertTrue(fiveFinder.hasFive(intArrayIterator)); </text:span><text:span text:style-name="T4">//va cia paciame assert sakinyje iskvieciu FiveFinder klases</text:span></text:p>
      <text:p text:style-name="P1"><text:s text:c="8"/><text:span text:style-name="T2">// objekto metoda, kuris iesko 5 masyve.</text:span></text:p>
      <text:p text:style-name="P2"><text:span text:style-name="T3"><text:s text:c="4"/></text:span><text:span text:style-name="T1">}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1.99m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7:12:36.991126685</meta:creation-date>
    <dc:date>2018-10-28T17:13:30.842354532</dc:date>
    <meta:editing-duration>PT57S</meta:editing-duration>
    <meta:editing-cycles>1</meta:editing-cycles>
    <meta:document-statistic meta:table-count="0" meta:image-count="0" meta:object-count="0" meta:page-count="1" meta:paragraph-count="61" meta:word-count="282" meta:character-count="2499" meta:non-whitespace-character-count="1814"/>
    <meta:generator>LibreOffice/6.0.6.2$Linux_X86_64 LibreOffice_project/00m0$Build-2</meta:generator>
  </office:meta>
</office:document-meta>
</file>